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CHAIN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REAT CHAIN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isoner (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son (20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REAT CHAIN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REAT REIGN (20:4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GREAT REIGN (20:4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surrection of the just (20:4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ule of the just (20:4b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20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GREAT CHAIN (20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GREAT REIGN (20:4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GREAT REVOLT (20:7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GREAT REVOLT (20:7-10)<text:s text:c="1"/></text:span><text:span text:style-name="a505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dversary (20:7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postasy (20: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attack (20:9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nnihilation (20:9b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annihilation (20:9b-10)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atan's henchmen are consumed by the fires of heaven (20:9b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Satan himself is consumed by the fires of hell (20:10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GREAT REVOLT (20:7-10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dversary (20: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postasy (20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ttack (20:9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nnihilation (20:9b-10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EVELATION 20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THE GREAT CHAIN (20:1-3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GREAT REIGN (20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GREAT REVOLT (20:7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GREAT THRONE (20:11-15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GREAT THRONE (20:11-15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Judge (20:11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judged (20:12-13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-title-Title-Slide" presentation:presentation-page-layout-name="Master1-PPL1" draw:id="Slide-266">
        <draw:frame draw:id="id103" presentation:style-name="a600" draw:name="Title 1" svg:x="1.38in" svg:y="0.83in" svg:width="10.3in" svg:height="4.42in" presentation:class="title" presentation:placeholder="false">
          <draw:text-box>
            <text:p text:style-name="a599" text:class-names="" text:cond-style-name=""><text:span text:style-name="a597" text:class-names=""><text:s text:c="1"/>The judged (20:12-13):<text:s text:c="1"/></text:span><text:span text:style-name="a598" text:class-names=""/></text:p>
          </draw:text-box>
          <svg:title/>
          <svg:desc/>
        </draw:frame>
        <draw:frame draw:id="id104" presentation:style-name="a605" draw:name="Subtitle 2" svg:x="1.38in" svg:y="5.25in" svg:width="10.3in" svg:height="1.85in" presentation:class="subtitle" presentation:placeholder="false">
          <draw:text-box>
            <text:p text:style-name="a602" text:class-names="" text:cond-style-name=""><text:span text:style-name="a601" text:class-names=""><text:s text:c="1"/>The books in this judgment (20:12a-12b)<text:s text:c="1"/></text:span></text:p>
            <text:p text:style-name="a604" text:class-names="" text:cond-style-name=""><text:span text:style-name="a603" text:class-names=""/></text:p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books in this judgment (20:12a-12b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Various books (20:12a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ook of Life (20:12b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judged (20:12-13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books in this judgment (20:12a-1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basis of this judgment (20:12c-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GREAT THRONE (20:11-15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Judge (20:1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ed (20:12-1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REVELATION 20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GREAT CHAIN (20:1-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GREAT REIGN (20:4-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GREAT REVOLT (20:7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GREAT THRONE (20:11-15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0</dc:title>
    <meta:initial-creator>David STRICKLAND</meta:initial-creator>
    <dc:creator>David STRICKLAND</dc:creator>
    <meta:creation-date>2020-02-23T23:22:09Z</meta:creation-date>
    <dc:date>2020-02-23T23:22:10Z</dc:date>
    <meta:template xlink:href="BibleStudy" xlink:type="simple"/>
    <meta:editing-cycles>1</meta:editing-cycles>
    <meta:editing-duration>PT0S</meta:editing-duration>
    <meta:document-statistic meta:paragraph-count="52" meta:word-count="326"/>
  </office:meta>
</office:document-meta>
</file>